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FileFilter.accept( File di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noidCocoonServlet.getClassLoader( final String externalClasspath , final File contex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noidCocoonServlet.service(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noidCocoonServlet.getContext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noidCocoonServlet.createClassLoader( final String className , final URL [ ] class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aranoidCocoonServlet.getClassPath( final File context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ranoidCocoonServlet.getClassLoader( File contex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noidCocoonServlet.init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noidCocoonServlet.getClassPath( final String externalClasspath , final File contextDi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ParanoidCocoonServlet.init( ServletConfig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aranoidCocoonServlet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